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rsid="00151dff" officeooo:paragraph-rsid="00151dff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f07c1" officeooo:paragraph-rsid="001f07c1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02548" officeooo:paragraph-rsid="00202548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1bbf1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40000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font-size="11pt" fo:font-style="italic" officeooo:paragraph-rsid="00240000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3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officeooo:paragraph-rsid="0023151c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officeooo:paragraph-rsid="00151dff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4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font-size="11pt" fo:font-style="italic" officeooo:paragraph-rsid="00254e2b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3" style:family="text">
      <style:text-properties officeooo:rsid="00151dff"/>
    </style:style>
    <style:style style:name="T4" style:family="text">
      <style:text-properties officeooo:rsid="00170936"/>
    </style:style>
    <style:style style:name="T5" style:family="text">
      <style:text-properties officeooo:rsid="0017afea"/>
    </style:style>
    <style:style style:name="T6" style:family="text">
      <style:text-properties officeooo:rsid="0018fa92"/>
    </style:style>
    <style:style style:name="T7" style:family="text">
      <style:text-properties officeooo:rsid="001a95d6"/>
    </style:style>
    <style:style style:name="T8" style:family="text">
      <style:text-properties officeooo:rsid="001c7c32"/>
    </style:style>
    <style:style style:name="T9" style:family="text">
      <style:text-properties officeooo:rsid="001cd70b"/>
    </style:style>
    <style:style style:name="T10" style:family="text">
      <style:text-properties officeooo:rsid="001d2293"/>
    </style:style>
    <style:style style:name="T11" style:family="text">
      <style:text-properties officeooo:rsid="001f07c1"/>
    </style:style>
    <style:style style:name="T12" style:family="text">
      <style:text-properties officeooo:rsid="00202548"/>
    </style:style>
    <style:style style:name="T13" style:family="text">
      <style:text-properties officeooo:rsid="00238253"/>
    </style:style>
    <style:style style:name="T14" style:family="text">
      <style:text-properties officeooo:rsid="00240000"/>
    </style:style>
    <style:style style:name="T15" style:family="text">
      <style:text-properties officeooo:rsid="00254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lexei Znamensky</text:p>
      <text:p text:style-name="P1">Curriculum Vitæ / <text:span text:style-name="T13">Resumé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45"><text:span text:style-name="T15">Av. Portugal, 676, ap. 51 – Brooklin Paulista</text:span></text:p>
            <text:p text:style-name="P30">0<text:span text:style-name="T15">4559</text:span>-001 São Paulo-SP</text:p>
            <text:p text:style-name="P30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32">+55 11 7757 0140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32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37">LinkedIn</text:p>
          </table:table-cell>
          <table:table-cell table:style-name="Table1.B5" office:value-type="string">
            <text:p text:style-name="P40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32">14+ years of experience in Unix/Linux administration</text:p>
            <text:p text:style-name="P31">Extensive experience installing, configuring and managing:</text:p>
            <text:p text:style-name="P31">● WebSphere Application Server v5, v6.x and v7</text:p>
            <text:p text:style-name="P31">Some experience with:</text:p>
            <text:p text:style-name="P31">● WebSphere Portal Server v6.0 e v6.1</text:p>
            <text:p text:style-name="P31">● WebSphere MQ v6</text:p>
            <text:p text:style-name="P31">● IBM DB2 Enterprise Server v8 e v9 on Unix/Linux</text:p>
            <text:p text:style-name="P31">Local and network services</text:p>
            <text:p text:style-name="P31">Linux / Windows integration</text:p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32">2 years of experience as a manager</text:p>
            <text:p text:style-name="P31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32">8+ years of experience in training</text:p>
            <text:p text:style-name="P31">Main courses taught: </text:p>
            <text:p text:style-name="P31">● WebSphere Application Server, v4/v5/v6</text:p>
            <text:p text:style-name="P31">● WSAD v5, Java courses</text:p>
            <text:p text:style-name="P31">● Linux courses</text:p>
            <text:p text:style-name="P31">Development of course material</text:p>
          </table:table-cell>
        </table:table-row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33">Spanish: Intermediate (reading, speaking)</text:p>
            <text:p text:style-name="P33">German: Beginner (reading, speaking)</text:p>
            <text:p text:style-name="P33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1">Senior I<text:span text:style-name="T12">nfrastructure </text:span>Specialist</text:p>
            <text:p text:style-name="P16"><text:span text:style-name="T12">São Paulo</text:span>, SP (<text:span text:style-name="T12">Mar</text:span>/20<text:span text:style-name="T12">11</text:span> – <text:span text:style-name="T12">to date</text:span>)</text:p>
          </table:table-cell>
          <table:table-cell table:style-name="Table1.B1" office:value-type="string">
            <text:p text:style-name="P25"><text:span text:style-name="T14">My job is to</text:span> <text:span text:style-name="T14">provide consulting services for a number of </text:span>different clients,<text:span text:style-name="T14"> primarily on BPM solutions, in and around WebSphere Process Server and its underlying WebSphere Application Server: </text:span>from installation, <text:span text:style-name="T14">t</text:span>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5">Senior Support Analyst</text:p>
            <text:p text:style-name="P19">São Paulo, SP (Nov/2009 – <text:span text:style-name="T9">Mar/2011</text:span>)</text:p>
          </table:table-cell>
          <table:table-cell table:style-name="Table1.B1" office:value-type="string">
            <text:p text:style-name="P21">I <text:span text:style-name="T14">was</text:span> allocated full-time at Avon Cosmetics Brazil <text:span text:style-name="T14">as an </text:span>admin<text:span text:style-name="T14">istrator</text:span> for Development, QA and Production WebSphere App Servers <text:span text:style-name="T14">V</text:span>5 through <text:span text:style-name="T14">V</text:span>7, in a number of <text:span text:style-name="T14">platforms</text:span>: Solaris, AIX, Linux and Windows, plus provide support for Dev team.</text:p>
            <text:p text:style-name="P28">I also assisted the IT department in establishing ground rules and procedures for the infrastructure group.</text:p>
            <text:p text:style-name="P21"><text:span text:style-name="T14">Additionaly, </text:span>I <text:span text:style-name="T14">assisted the UNIX administrator by starting the </text:span>implement<text:span text:style-name="T14">ation of</text:span> an automated system <text:span text:style-name="T14">configuration engine</text:span>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1">Senior IT Specialist</text:p>
            <text:p text:style-name="P16">Hortolândia, SP (Apr/2005 – Nov/2009)</text:p>
          </table:table-cell>
          <table:table-cell table:style-name="Table1.B1" office:value-type="string">
            <text:p text:style-name="P21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5">were </text:span>off-shore initiatives within IBM, involving international teams in Brazil, USA, India and Europe.</text:p>
            <text:p text:style-name="P20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41">J2EE Consultant</text:p>
            <text:p text:style-name="P16">Blumenau, SC (May/2004 – Apr/2005)</text:p>
          </table:table-cell>
          <table:table-cell table:style-name="Table1.B1" office:value-type="string">
            <text:p text:style-name="P21">Development of a J2EE application using <text:span text:style-name="T7">a </text:span>MDA technology <text:span text:style-name="T7">enabled tool</text:span>.</text:p>
          </table:table-cell>
        </table:table-row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41">Training Program Manager</text:p>
            <text:p text:style-name="P16">São Paulo, SP (Dec/200<text:span text:style-name="T10">1</text:span> – May/2004)</text:p>
          </table:table-cell>
          <table:table-cell table:style-name="Table1.B1" office:value-type="string">
            <text:p text:style-name="P21">Manager responsible for three training areas, namely Linux, Java and e-business, taking care of technical, logistics and financial aspects. Assisted achieving partnerships with big players of the market, including Sun and IBM.</text:p>
            <text:p text:style-name="P20">Leaded a team with 10 people, and also taught many different courses, including:</text:p>
            <text:p text:style-name="P20">● SUN - SL110 Java Programming for Beginners;</text:p>
            <text:p text:style-name="P20">● SUN - SL275 Java Programming Language;</text:p>
            <text:p text:style-name="P20">● IBM - WF311 Servlet &amp; JSP Development with WSAD v5.x;</text:p>
            <text:p text:style-name="P20">● IBM - WF351 EJB Development with WSAD v5;</text:p>
            <text:p text:style-name="P20">● IBM - WF381 WebSphere App Server Administration v5</text:p>
            <text:p text:style-name="P20">Developed training material on Linux and Java. The Linux material was later used <text:span text:style-name="T7">as</text:span> official training <text:span text:style-name="T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6">System Analyst</text:p>
            <text:p text:style-name="P16">São Paulo, SP (Abr/2001 - Nov/2001)</text:p>
          </table:table-cell>
          <table:table-cell table:style-name="Table1.B1" office:value-type="string">
            <text:p text:style-name="P23">Open-Source systems <text:span text:style-name="T8">i</text:span>ntegration</text:p>
            <text:p text:style-name="P20"><text:span text:style-name="T8">D</text:span>evelopment <text:span text:style-name="T8">with</text:span> BEA Weblogic, <text:span text:style-name="T6">produc</text:span><text:span text:style-name="T8">ed</text:span><text:span text:style-name="T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8">J2EE Programmer</text:p>
            <text:p text:style-name="P18">São Paulo, SP (Abr/2000 – Mar/2001)</text:p>
          </table:table-cell>
          <table:table-cell table:style-name="Table1.B1" office:value-type="string">
            <text:p text:style-name="P2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41">Programmer</text:p>
            <text:p text:style-name="P16">São Paulo, SP (Out/1999 – Mar/2000)</text:p>
          </table:table-cell>
          <table:table-cell table:style-name="Table1.B1" office:value-type="string">
            <text:p text:style-name="P21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41">System Administrator</text:p>
            <text:p text:style-name="P16">São Paulo, SP (Fev/1994 – Out/1999)</text:p>
          </table:table-cell>
          <table:table-cell table:style-name="Table1.B1" office:value-type="string">
            <text:p text:style-name="P22">The laboratory had a heterogeneous environment <text:span text:style-name="T6">with</text:span> <text:span text:style-name="T6">a number of Unix flavours: </text:span>Solaris, IRIX, Linux and AIX. <text:span text:style-name="T6">I ended up as </text:span>Systems Administrator responsible for the <text:span text:style-name="T6">Computer Graphics group</text:span>, working mostly with the IRIX and Linux platforms.</text:p>
            <text:p text:style-name="P20">Systems, Network &amp; Security Admin (June 1996 – October 1999)</text:p>
            <text:p text:style-name="P20">Unix Teacher – LSI courses (1997 – 1999)</text:p>
            <text:p text:style-name="P20">IRIX Teacher – partnership with Silicon Graphics Brazil (1997 – 1998)</text:p>
            <text:p text:style-name="P20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26" office:value-type="string">
            <text:p text:style-name="P8">Communities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6" office:value-type="string">
            <text:p text:style-name="P14">Sociedade de Usuários Java</text:p>
            <text:p text:style-name="P13">(SouJava)</text:p>
            <text:p text:style-name="P35"><text:a xlink:type="simple" xlink:href="http://www.soujava.org.br/"><text:span text:style-name="Internet_20_link"><text:span text:style-name="T1">http://www.soujava.org.br/</text:span></text:span></text:a></text:p>
            <text:p text:style-name="P16">São Paulo, SP (Out/1998 – Jul/2002)</text:p>
          </table:table-cell>
          <table:table-cell table:style-name="Table1.A1" office:value-type="string">
            <text:p text:style-name="P24">Organization</text:p>
            <text:p text:style-name="P21">Administration and support on events.</text:p>
            <text:p text:style-name="P20">Administration of the group server, http://www.soujava.org.br/</text:p>
          </table:table-cell>
        </table:table-row>
        <table:table-row table:style-name="Table1.1">
          <table:table-cell table:style-name="Table1.A26" office:value-type="string">
            <text:p text:style-name="P42">São Paulo Perl Mongers</text:p>
            <text:p text:style-name="P17"><text:a xlink:type="simple" xlink:href="http://sao-paulo.pm.org/"><text:span text:style-name="T4">http://sao-paulo.pm.org/</text:span></text:a></text:p>
            <text:p text:style-name="P16">São Paulo, SP (<text:span text:style-name="T11">May</text:span>/<text:span text:style-name="T11">200</text:span>8 – <text:span text:style-name="T11">to date</text:span>)</text:p>
          </table:table-cell>
          <table:table-cell table:style-name="Table1.A1" office:value-type="string">
            <text:p text:style-name="P28">Leader of the group, starting May 2011.</text:p>
            <text:p text:style-name="P27">Active member of the mailing list</text:p>
            <text:p text:style-name="P26">Author of a number of Perl modules <text:span text:style-name="T14">(http://search.cpan.org/~russoz/)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32">IBM Certified System Administrator – WAS ND 6.0</text:p>
            <text:p text:style-name="P43"><text:s text:c="2"/>on November, 29th 2005</text:p>
            <text:p text:style-name="P31">Application Dev. with IBM WebSphere Studio, V5.0</text:p>
            <text:p text:style-name="P36"><text:s text:c="2"/>on March, 18th 2004</text:p>
            <text:p text:style-name="P31">Sun Certified Web Component Dev. for J2EE 1.3</text:p>
            <text:p text:style-name="P38"><text:s text:c="2"/>on March, 19th 2004</text:p>
            <text:p text:style-name="P31">Sun Certified Java Programmer for Java 1.4</text:p>
            <text:p text:style-name="P39"><text:s text:c="2"/>on July, 31st 2003</text:p>
            <text:p text:style-name="P31">Linux Professional Institute Certification Level 2</text:p>
            <text:p text:style-name="P38"><text:s text:c="2"/>on June 30th 2003 (LPI000022682, 97fgfk3m5a)</text:p>
            <text:p text:style-name="P31">Linux Professional Institute Certification Level 1</text:p>
            <text:p text:style-name="P3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32">Gestão de Negócios na Pequena e Média Empresa</text:p>
            <text:p text:style-name="P31">(Business Management in Small and Medium Enterprises)</text:p>
            <text:p text:style-name="P31">Universidade Anhembi-Morumbi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Not </text:span>complete<text:span text:style-name="T14">d</text:span></text:p>
          </table:table-cell>
          <table:table-cell table:style-name="Table1.B1" office:value-type="string">
            <text:p text:style-name="P5">Ciência da Computação (BsC Computer Sciences)</text:p>
            <text:p text:style-name="P31">Instituto de Matemática e Estatística da USP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5">Colégio Marista de Brasília</text:p>
            <text:p text:style-name="P31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1-10-28T17:49:52</dc:date>
    <meta:editing-cycles>24</meta:editing-cycles>
    <meta:editing-duration>PT19H47M51S</meta:editing-duration>
    <meta:generator>OpenOffice.org/3.2$Linux OpenOffice.org_project/320m19$Build-9505</meta:generator>
    <meta:document-statistic meta:table-count="1" meta:image-count="0" meta:object-count="0" meta:page-count="3" meta:paragraph-count="143" meta:word-count="890" meta:character-count="6087"/>
    <meta:user-defined meta:name="Info 1"/>
    <meta:user-defined meta:name="Info 2"/>
    <meta:user-defined meta:name="Info 3"/>
    <meta:user-defined meta:name="Info 4"/>
  </office:meta>
</office:document-meta>
</file>